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master-page-name="Standard">
      <style:paragraph-properties style:page-number="auto"/>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Karn, Dorn fia<text:line-break/><text:line-break/></text:p>
      <text:p text:style-name="P1">Egy nemesi családot szolgáló udvari ork „törzs” tagja, gyermekkorától a család fegyveres szolgálatára képezték/nevelték. Tizenéves korában kezdett föltűnni neki, hogy a nemesi család kb. vele egykorú legidősebb férfisarja - leendő gazdája, akiért az életét is adnia kell - tulajdonképpen egy tehetségtelen barom. Ennek a lassan kibontakozó felismerésnek a hatására kételkedni kezdett az egész rendszerben - miért kell neki engedelmeskedni egy minden tekintetben szarabb valakinek, csak mert ő udvari ork? Amit ő amúgy is pozitívumként lát - a többi fajok tagjai nem csak hogy puhányok, de alig látnak éjszaka, és szagokat sem éreznek. Persze maradt „a helyén”, de egyre rosszabb szolgálatot végzett, ezért nem nagy szívfájdalommal tették be az épp kitörő háborúba indítottak közé. </text:p>
      <text:p text:style-name="P1">Egy kisebb nyílpuskás (felderítő?) csapat mellé osztották be, ahol találkozott Attila karakterével, és kivívták egymás kölcsönös megbecsülését. A hatalmas teherbírású, egész napos menet után sem elfáradó, sötétben is látó és remek szaglású és nyomolvasó képességű udvari ork kiváló szolgálatot tett itt. </text:p>
      <text:p text:style-name="P1">A háború vége felé egy kisebb csapattal vett részt egy bevetésen, ahol a parancsnokukat íjászok lelőtték. Egy ember katona ragadta magához a parancsnokságot, és kezdett parancsokat osztogatni. Karn átlátta, hogy amit ez az ember mond, mindnyájuk vesztét és a küldetés sikertelenségét okozná, de az önjelölt tiszt nem hallgatott a „szép szóra”, ezért eszméletlenre verte, és így vette át az akció irányítását. Annak ellenére, hogy sikerrel járt az akció, az osztag nagyobb része túlélte, és a leütött tisztet a saját hátán vitte biztonságba, jutalom helyett zárkát kapott. Közben a háborúnak vége lett, Karn se a szolgálatát folytatni („hogy még egyszer ezeknek a barmoknak a parancsait kövessem, na azt már nem”), se hazatérni nem akart.</text:p>
      <text:p text:style-name="P1">Magas, nagydarab udvari ork - nem testépítő alkatú, inkább munkás parasztember, akivel senki nem szívesen húzna ujjat. Világos bőrű arcát borotválja, amitől még inkább szembeötlők a szájából egy-egy centire kilógó szemfogai, sárga szeme, amit ha valaki sokáig néz, észreveszi, hogy intelligensen méregeti a környezetét. Hosszú, erős szálú haja fekete (festi, hiúságból vagy hogy még markánsabb legyen a kinézete?), felöltője alatt bőrpáncélt visel, egykezes csatabárd lóg az oldalán, hátán pedig pajzs, melynek közepét egykor címer díszítette, de azt már lecsiszolták róla. Nem lovagol. </text:p>
      <text:p text:style-name="P1">Keresi a helyét a világban, nem akar urat maga felett, de annak a nyomai, hogy egész életében szolgálatra nevelték, nem múltak el nyomtalanul. Ha barátok közt van, meglepően intelligensen és választékosan beszél, jó meglátásai vannak a világról, de tudja, hogy mikor kell az „egyszerű ork” figuráját hozni. Ezt a figurát tökéletesen játssza, de egyre jobban utálja - és forrófejűsége miatt lehet, hogy pont egy kritikus helyzetben szakad el a cérna. </text:p>
      <text:p text:style-name="P1">Eddigi élete során eleget ölt már ahhoz, hogy ne akarjon többet, ellenfeleit, ha tudja, hogy csak szolgálatuk teljesítése miatt törnek ellene, inkább harcképtelenné tenni igyekszik, mint megölni. Ha viszont úgy ítéli meg, hogy veszniük kell, akkor csak választott istenük irgalmazhat nekik - bűnözőkkel és gyilkosokkal szemben Karn tartja önmagát legalább annyira jó bíróságnak, mint amit a helyi kiskirály jelölt ki. A becsületet fontosnak tartja, de a megfelelő taktikát fontosabbnak - elvégre a győztesnek van igaz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hu" fo:country="HU" style:letter-kerning="true" style:font-size-asian="11pt" style:language-asian="en" style:country-asian="U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hu" fo:country="HU"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ávid</meta:initial-creator>
    <meta:editing-cycles>31</meta:editing-cycles>
    <meta:creation-date>2013-08-27T10:11:00</meta:creation-date>
    <dc:date>2013-08-29T17:22:06.670000000</dc:date>
    <meta:editing-duration>PT37S</meta:editing-duration>
    <meta:generator>LibreOffice/4.1.0.4$Windows_x86 LibreOffice_project/89ea49ddacd9aa532507cbf852f2bb22b1ace28</meta:generator>
    <meta:document-statistic meta:table-count="0" meta:image-count="0" meta:object-count="0" meta:page-count="1" meta:paragraph-count="7" meta:word-count="497" meta:character-count="3394" meta:non-whitespace-character-count="289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